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style:font-size-asian="15pt" style:font-size-complex="15pt"/>
    </style:style>
    <style:style style:name="P2" style:family="paragraph" style:parent-style-name="Standard">
      <style:text-properties style:font-name="Liberation Serif" fo:font-size="15pt" officeooo:paragraph-rsid="0016182b" style:font-size-asian="15pt" style:font-size-complex="15pt"/>
    </style:style>
    <style:style style:name="P3" style:family="paragraph" style:parent-style-name="Standard">
      <style:text-properties style:font-name="Liberation Serif" fo:font-size="15pt" officeooo:rsid="001b3984" officeooo:paragraph-rsid="001b3984" style:font-size-asian="15pt" style:font-size-complex="15pt"/>
    </style:style>
    <style:style style:name="P4" style:family="paragraph" style:parent-style-name="Standard">
      <style:text-properties style:font-name="Liberation Serif" fo:font-size="15pt" officeooo:paragraph-rsid="001cbea2" style:font-size-asian="15pt" style:font-size-complex="15pt"/>
    </style:style>
    <style:style style:name="P5" style:family="paragraph" style:parent-style-name="Standard">
      <style:text-properties style:font-name="Liberation Serif" fo:font-size="15pt" fo:font-weight="bold" officeooo:rsid="001b3984" officeooo:paragraph-rsid="001b3984" style:font-size-asian="15pt" style:font-weight-asian="bold" style:font-size-complex="15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>
      <style:text-properties style:font-name="Liberation Serif" fo:font-size="15pt" officeooo:rsid="0016182b" officeooo:paragraph-rsid="0016182b" style:font-size-asian="15pt" style:font-size-complex="15pt"/>
    </style:style>
    <style:style style:name="T1" style:family="text">
      <style:text-properties officeooo:rsid="0011e461"/>
    </style:style>
    <style:style style:name="T2" style:family="text">
      <style:text-properties fo:font-variant="normal" fo:text-transform="none" style:font-name="Liberation Serif" fo:font-size="15pt" fo:letter-spacing="normal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Liberation Serif" fo:font-size="15pt" fo:letter-spacing="normal" fo:font-style="normal" fo:font-weight="normal" style:font-size-asian="15pt" style:font-size-complex="15pt" loext:padding="0cm" loext:border="none"/>
    </style:style>
    <style:style style:name="T4" style:family="text">
      <style:text-properties officeooo:rsid="00158041"/>
    </style:style>
    <style:style style:name="T5" style:family="text">
      <style:text-properties officeooo:rsid="0016182b"/>
    </style:style>
    <style:style style:name="T6" style:family="text">
      <style:text-properties officeooo:rsid="0019fbf2"/>
    </style:style>
    <style:style style:name="T7" style:family="text">
      <style:text-properties officeooo:rsid="001cbea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HTML AND CSS ASSIGNMENT</text:p>
      <text:p text:style-name="P1"/>
      <text:p text:style-name="P1">1.How are inline and block elements different from each other?<text:line-break/>2.Explain the difference between visibility:hidden and display:none<text:line-break/>3. Explain the clear and float properties.<text:line-break/>4. explain difference between absolute, relative,fixed and static.<text:line-break/>5. Write the HTML code to create a table in which there are 4 columns( ID , Employee Name, Designation, Department) and at least 6 rows. Also do some styling to it.<text:line-break/>6. Why do we use meta tags?<text:line-break/>7. Explain box model.  </text:p>
      <text:p text:style-name="P1">8. What are the different types of CSS Selectors? </text:p>
      <text:p text:style-name="P1">9. Define Doctype.</text:p>
      <text:p text:style-name="P1">10. Explain 5 HTML5 semantic tags./<text:span text:style-name="T1">&gt;</text:span></text:p>
      <text:p text:style-name="P1">11. Create HTML for web-page.jpg (check resources, highest weightage for answers)</text:p>
      <text:p text:style-name="P1">12. Create HTML for form.png (check resources, highest weightage for answers)</text:p>
      <text:p text:style-name="P1">Note: 50% of marks are for last 2 exercises of creating html pages</text:p>
      <text:p text:style-name="P1"> </text:p>
      <text:p text:style-name="P1"/>
      <text:p text:style-name="P1">ANSWERS:</text:p>
      <text:p text:style-name="P1"/>
      <text:p text:style-name="P1">Q1.</text:p>
      <text:p text:style-name="P1"/>
      <text:p text:style-name="P1"><text:bookmark text:name="5442"/>Basically, an inline element does not cause a line break (start on a new line) and does not take up the full width of a page, only the space bounded by its opening and closing tag. It is usually used within other HTML elements.</text:p>
      <text:p text:style-name="P1"><text:bookmark text:name="2e3f"/>Other examples of inline elements are:</text:p>
      <text:list xml:id="list2108076984" text:style-name="L1">
        <text:list-item>
          <text:p text:style-name="P6"><text:bookmark text:name="a99e"/><text:span text:style-name="T2">anchor </text:span><text:span text:style-name="Source_20_Text"><text:span text:style-name="T3">&lt;a&gt;</text:span></text:span><text:span text:style-name="T2"> tag</text:span></text:p>
        </text:list-item>
        <text:list-item>
          <text:p text:style-name="P6"><text:bookmark text:name="9977"/><text:span text:style-name="T2">emphasis </text:span><text:span text:style-name="Source_20_Text"><text:span text:style-name="T3">&lt;em&gt;</text:span></text:span><text:span text:style-name="T2"> tag</text:span></text:p>
        </text:list-item>
        <text:list-item>
          <text:p text:style-name="P6"><text:bookmark text:name="ab38"/><text:span text:style-name="T2">image </text:span><text:span text:style-name="Source_20_Text"><text:span text:style-name="T3">&lt;img&gt;</text:span></text:span><text:span text:style-name="T2"> tag</text:span></text:p>
        </text:list-item>
      </text:list>
      <text:p text:style-name="P1"><text:bookmark text:name="d5f8"/>A block-level element always starts on a new line and takes up the full width of a page, from left to right. A block-level element can take up one line or multiple lines and has a line break before and after the element.</text:p>
      <text:p text:style-name="P1"><text:bookmark text:name="dd6c"/>Other examples of the block-level tag are:</text:p>
      <text:list xml:id="list2975125023" text:style-name="L2">
        <text:list-item>
          <text:p text:style-name="P7"><text:bookmark text:name="ad3b"/><text:span text:style-name="T2">Heading tags </text:span><text:span text:style-name="Source_20_Text"><text:span text:style-name="T3">&lt;h1&gt;</text:span></text:span><text:span text:style-name="T2"> to </text:span><text:span text:style-name="Source_20_Text"><text:span text:style-name="T3">&lt;h6&gt;</text:span></text:span></text:p>
        </text:list-item>
        <text:list-item>
          <text:p text:style-name="P7"><text:bookmark text:name="f88e"/><text:span text:style-name="T2">List (Ordered, Unordered, Description and List Item) tags </text:span><text:span text:style-name="Source_20_Text"><text:span text:style-name="T3">&lt;ol&gt;</text:span></text:span><text:span text:style-name="T2"> , </text:span><text:span text:style-name="Source_20_Text"><text:span text:style-name="T3">&lt;ul&gt;</text:span></text:span><text:span text:style-name="T2"> ,</text:span><text:span text:style-name="Source_20_Text"><text:span text:style-name="T3">&lt;dl&gt;</text:span></text:span><text:span text:style-name="T2"> , </text:span><text:span text:style-name="Source_20_Text"><text:span text:style-name="T3">&lt;li&gt;</text:span></text:span></text:p>
        </text:list-item>
        <text:list-item>
          <text:p text:style-name="P7"><text:bookmark text:name="ca87"/><text:span text:style-name="T2">Pre-formatted text tag </text:span><text:span text:style-name="Source_20_Text"><text:span text:style-name="T3">&lt;pre&gt;</text:span></text:span></text:p>
        </text:list-item>
        <text:list-item>
          <text:p text:style-name="P7"><text:bookmark text:name="3ef7"/><text:span text:style-name="T2">Blockquote tag </text:span><text:span text:style-name="Source_20_Text"><text:span text:style-name="T3">&lt;blockquote&gt;</text:span></text:span></text:p>
        </text:list-item>
      </text:list>
      <text:p text:style-name="P1"><text:soft-page-break/><text:line-break/><text:span text:style-name="T4">Q2.</text:span> Explain the difference between visibility:hidden and</text:p>
      <text:p text:style-name="P1">display:none.</text:p>
      <text:p text:style-name="P1"/>
      <text:p text:style-name="P1">• Visibility:hidden means that the tag with which it is used is not visible, but the</text:p>
      <text:p text:style-name="P1">space is still allocated for it on the page.</text:p>
      <text:p text:style-name="P1">Hello | &lt;span style=“visibility:hidden;”&gt;I am hidden&lt;/span&gt; | Hello</text:p>
      <text:p text:style-name="P1">It will result in :</text:p>
      <text:p text:style-name="P1">Hello |</text:p>
      <text:p text:style-name="P1">| Hello</text:p>
      <text:p text:style-name="P1">• Display:none means that the tag with which it is used will not be visible and unlike</text:p>
      <text:p text:style-name="P1">visibility:hidden, the space for it won’t be allocated on the page.</text:p>
      <text:p text:style-name="P1">Hello | &lt;span style=“display:none;”&gt;I am hidden&lt;/span&gt; | Hello</text:p>
      <text:p text:style-name="P1">It will result in :</text:p>
      <text:p text:style-name="P1">Hello | | Hello</text:p>
      <text:p text:style-name="P1"/>
      <text:p text:style-name="P1"><text:span text:style-name="T5">Q</text:span>3. Explain clear and float properties.</text:p>
      <text:p text:style-name="P1"/>
      <text:p text:style-name="P1">• The float property is used for positioning and formatting content</text:p>
      <text:p text:style-name="P1">e.g. Letting an image floating to the left or right of a table</text:p>
      <text:p text:style-name="P1">img {</text:p>
      <text:p text:style-name="P1">float : right ;</text:p>
      <text:p text:style-name="P1">}&lt;p&gt; &lt;img src=“<text:span text:style-name="T6">abc</text:span>.jpg”&gt; <text:span text:style-name="T6">something</text:span> &lt;/p&gt;</text:p>
      <text:p text:style-name="P1">Float can have the following values:</text:p>
      <text:p text:style-name="P1">1. Left</text:p>
      <text:p text:style-name="P1">2. Right</text:p>
      <text:p text:style-name="P1">3. None</text:p>
      <text:p text:style-name="P1">4. Inherit</text:p>
      <text:p text:style-name="P1"/>
      <text:p text:style-name="P1">• The clear property specifies what elements can float beside the cleared element</text:p>
      <text:p text:style-name="P1">and on which side. It basically clears elements to the direction specified.</text:p>
      <text:p text:style-name="P1"/>
      <text:p text:style-name="P1"><text:span text:style-name="T5">Q</text:span>4. Explain difference between absolute, relative, fixed and</text:p>
      <text:p text:style-name="P1">static.</text:p>
      <text:p text:style-name="P1"/>
      <text:p text:style-name="P1">• Static : This is the default value. All elements are in order as they appear in the</text:p>
      <text:p text:style-name="P1">document.</text:p>
      <text:p text:style-name="P1"/>
      <text:p text:style-name="P1"/>
      <text:p text:style-name="P1"/>
      <text:p text:style-name="P1"><text:soft-page-break/>• Relative : the element is positioned relative to it’s normal position</text:p>
      <text:p text:style-name="P1">When we set position relative to an element, without adding any other positioning attributes(top, bottom, right, left), nothing will happen. When we add additional position, such as, left:20px, the element will move 20px to the right from its normal position. So, clearly it is moving relative to itself.</text:p>
      <text:p text:style-name="P1">#some_element {</text:p>
      <text:p text:style-name="P1">Position : relative ;</text:p>
      <text:p text:style-name="P1">Left : 20px;</text:p>
      <text:p text:style-name="P1">}</text:p>
      <text:p text:style-name="P1">• Absolute : The element is positioned absolutely to it’s first positioned parent</text:p>
      <text:p text:style-name="P1">It allows us to place our element precisely where we want it.</text:p>
      <text:p text:style-name="P1">If, there is no positioned parent element, it will be positioned related directly to the</text:p>
      <text:p text:style-name="P1">HTML element (The page itself)#parent_element {</text:p>
      <text:p text:style-name="P1">Position : relative;</text:p>
      <text:p text:style-name="P1">Width : 600px;</text:p>
      <text:p text:style-name="P1">Height : 600px;</text:p>
      <text:p text:style-name="P1">}</text:p>
      <text:p text:style-name="P1">#child_element {</text:p>
      <text:p text:style-name="P1">Position : absolute;</text:p>
      <text:p text:style-name="P1">Right : 40px;</text:p>
      <text:p text:style-name="P1">}</text:p>
      <text:p text:style-name="P1">• Fixed : The element is positioned related to the browser</text:p>
      <text:p text:style-name="P1"/>
      <text:p text:style-name="P1"><text:span text:style-name="T5">Q</text:span>5. . Write the HTML code to create a table in which there are 4</text:p>
      <text:p text:style-name="P1">columns( ID , Employee Name, Designation, Department) and</text:p>
      <text:p text:style-name="P1">at least 6 rows. Also do some styling to it.</text:p>
      <text:p text:style-name="P3"/>
      <text:p text:style-name="P3">A.</text:p>
      <text:p text:style-name="P5">html code:</text:p>
      <text:p text:style-name="P5">&lt;!DOCTYPE html&gt;</text:p>
      <text:p text:style-name="P5">&lt;html&gt;</text:p>
      <text:p text:style-name="P5">&lt;head&gt;</text:p>
      <text:p text:style-name="P5">&lt;title&gt;apply styling and creating tables&lt;/title&gt;</text:p>
      <text:p text:style-name="P5">&lt;link href=”style.css” type=”text/css” rel=”stylesheet”&lt;/head&gt;</text:p>
      <text:p text:style-name="P5">&lt;body&gt;</text:p>
      <text:p text:style-name="P5">&lt;table class="red" style="border: 1px solid; width: 691px; height: 296px;"&gt;</text:p>
      <text:p text:style-name="P5">&lt;tbody&gt;</text:p>
      <text:p text:style-name="P5">&lt;tr style="height: 23px; background-color: grey;"&gt;</text:p>
      <text:p text:style-name="P5">&lt;td style="height: 23px; width: 172px; color: white;"&gt;&amp;nbsp;ID&amp;nbsp;&lt;/td&gt;</text:p>
      <text:p text:style-name="P5"><text:soft-page-break/>&lt;td style="height: 23px; width: 172px; color: white;"&gt;&amp;nbsp;NAME&lt;/td&gt;</text:p>
      <text:p text:style-name="P5">&lt;td style="height: 23px; width: 200px; color: white;"&gt;&amp;nbsp;DESIGNATION&lt;/td&gt;</text:p>
      <text:p text:style-name="P5">&lt;td style="height: 23px; width: 174px; color: white;"&gt;&amp;nbsp;DEPARTMENT&lt;/td&gt;</text:p>
      <text:p text:style-name="P5">&lt;/tr&gt;</text:p>
      <text:p text:style-name="P5">&lt;tr style="height: 23px;"&gt;</text:p>
      <text:p text:style-name="P5">&lt;td style="height: 23px; width: 172px;"&gt;&amp;nbsp;1&lt;/td&gt;</text:p>
      <text:p text:style-name="P5">&lt;td style="height: 23px; width: 172px;"&gt;&amp;nbsp;MANIDHAR&lt;/td&gt;</text:p>
      <text:p text:style-name="P5">&lt;td style="height: 23px; width: 172px;"&gt;&amp;nbsp;SOFTWARE ENGINEER&lt;/td&gt;</text:p>
      <text:p text:style-name="P5">&lt;td style="height: 23px; width: 174px;"&gt;&amp;nbsp;CSE&lt;/td&gt;</text:p>
      <text:p text:style-name="P5">&lt;/tr&gt;</text:p>
      <text:p text:style-name="P5">&lt;tr style="height: 23px;"&gt;</text:p>
      <text:p text:style-name="P5">&lt;td style="height: 23px; width: 172px;"&gt;&amp;nbsp;2&lt;/td&gt;</text:p>
      <text:p text:style-name="P5">&lt;td style="height: 23px; width: 172px;"&gt;&amp;nbsp;ABHI&lt;/td&gt;</text:p>
      <text:p text:style-name="P5">&lt;td style="height: 23px; width: 172px;"&gt;&amp;nbsp;SOFTWARE DEVELOPER&lt;/td&gt;</text:p>
      <text:p text:style-name="P5">&lt;td style="height: 23px; width: 174px;"&gt;&amp;nbsp;CSE&lt;/td&gt;</text:p>
      <text:p text:style-name="P5">&lt;/tr&gt;</text:p>
      <text:p text:style-name="P5">&lt;tr style="height: 23px;"&gt;</text:p>
      <text:p text:style-name="P5">&lt;td style="height: 23px; width: 172px;"&gt;&amp;nbsp;3&lt;/td&gt;</text:p>
      <text:p text:style-name="P5">&lt;td style="height: 23px; width: 172px;"&gt;&amp;nbsp;VAMSI&lt;/td&gt;</text:p>
      <text:p text:style-name="P5">&lt;td style="height: 23px; width: 172px;"&gt;&amp;nbsp;ELECTRICAL ENGINEER&lt;/td&gt;</text:p>
      <text:p text:style-name="P5">&lt;td style="height: 23px; width: 174px;"&gt;&amp;nbsp;ECE&lt;/td&gt;</text:p>
      <text:p text:style-name="P5">&lt;/tr&gt;</text:p>
      <text:p text:style-name="P5">&lt;tr style="height: 23px;"&gt;</text:p>
      <text:p text:style-name="P5">&lt;td style="height: 23px; width: 172px;"&gt;&amp;nbsp;4&lt;/td&gt;</text:p>
      <text:p text:style-name="P5">&lt;td style="height: 23px; width: 172px;"&gt;&amp;nbsp;NAGASAI&lt;/td&gt;</text:p>
      <text:p text:style-name="P5">&lt;td style="height: 23px; width: 172px;"&gt;&amp;nbsp;MECHANICAL ENGINEER&lt;/td&gt;</text:p>
      <text:p text:style-name="P5">&lt;td style="height: 23px; width: 174px;"&gt;&amp;nbsp;MECH&lt;/td&gt;</text:p>
      <text:p text:style-name="P5">&lt;/tr&gt;</text:p>
      <text:p text:style-name="P5">&lt;tr style="height: 23px;"&gt;</text:p>
      <text:p text:style-name="P5">&lt;td style="height: 23px; width: 172px;"&gt;&amp;nbsp;5&lt;/td&gt;</text:p>
      <text:p text:style-name="P5">&lt;td style="height: 23px; width: 172px;"&gt;&amp;nbsp;YASHWANTH&lt;/td&gt;</text:p>
      <text:p text:style-name="P5">&lt;td style="height: 23px; width: 172px;"&gt;&amp;nbsp;SOFTWARE ENGINEER&lt;/td&gt;</text:p>
      <text:p text:style-name="P5">&lt;td style="height: 23px; width: 174px;"&gt;&amp;nbsp;CSE&lt;/td&gt;</text:p>
      <text:p text:style-name="P5">&lt;/tr&gt;</text:p>
      <text:p text:style-name="P5">&lt;tr style="height: 32px;"&gt;</text:p>
      <text:p text:style-name="P5"><text:soft-page-break/>&lt;td style="height: 32px; width: 172px;"&gt;&amp;nbsp;6&lt;/td&gt;</text:p>
      <text:p text:style-name="P5">&lt;td style="height: 32px; width: 172px;"&gt;&amp;nbsp;SHANTANU&lt;/td&gt;</text:p>
      <text:p text:style-name="P5">&lt;td style="height: 32px; width: 172px;"&gt;&amp;nbsp;ANDROID DEVELOPER&lt;/td&gt;</text:p>
      <text:p text:style-name="P5">&lt;td style="height: 32px; width: 174px;"&gt;&amp;nbsp;CSE&lt;/td&gt;</text:p>
      <text:p text:style-name="P5">&lt;/tr&gt;</text:p>
      <text:p text:style-name="P5">&lt;/tbody&gt;</text:p>
      <text:p text:style-name="P5">&lt;/table&gt;</text:p>
      <text:p text:style-name="P3"/>
      <text:p text:style-name="P5">CSS CODE:</text:p>
      <text:p text:style-name="P5">table.red {</text:p>
      <text:p text:style-name="P5"><text:s text:c="2"/>border: 2px solid #A40808;</text:p>
      <text:p text:style-name="P5"><text:s text:c="2"/>background-color: #EEE7DB;</text:p>
      <text:p text:style-name="P5"><text:s text:c="2"/>width: 100%;</text:p>
      <text:p text:style-name="P5"><text:s text:c="2"/>text-align: center;</text:p>
      <text:p text:style-name="P5"><text:s text:c="2"/>border-collapse: collapse;</text:p>
      <text:p text:style-name="P5">}</text:p>
      <text:p text:style-name="P5">table.red td, table.red th {</text:p>
      <text:p text:style-name="P5"><text:s text:c="2"/>border: 1px solid #AAAAAA;</text:p>
      <text:p text:style-name="P5"><text:s text:c="2"/>padding: 3px 2px;</text:p>
      <text:p text:style-name="P5">}</text:p>
      <text:p text:style-name="P5">table.red <text:s/>td {</text:p>
      <text:p text:style-name="P5"><text:s text:c="2"/>font-size: 13px;</text:p>
      <text:p text:style-name="P5">}</text:p>
      <text:p text:style-name="P5">table.red tr{</text:p>
      <text:p text:style-name="P5"><text:s text:c="2"/>background: #F5C8BF;</text:p>
      <text:p text:style-name="P5">}</text:p>
      <text:p text:style-name="P5"/>
      <text:p text:style-name="P1"><text:span text:style-name="T5">Q</text:span>6. Why do we use meta tags?</text:p>
      <text:p text:style-name="P1"/>
      <text:p text:style-name="P1">The &lt;meta&gt; tag provides metadata about the HTML document. Metadata will not be displayed on the page, but will be machine parsable.</text:p>
      <text:p text:style-name="P1">&lt;meta&gt; tag is typically used to specify page description, keywords, author of the document, last modified and other meta data</text:p>
      <text:p text:style-name="P1">The metadata can be used by the browsers, like how to display content or reload</text:p>
      <text:p text:style-name="P1">page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.g.</text:p>
      <text:p text:style-name="P1">&lt;head&gt;</text:p>
      <text:p text:style-name="P1">&lt;meta charset=“UTF-8”&gt;</text:p>
      <text:p text:style-name="P1">&lt;meta name=“keywords” content=“HTML, CSS, XML, JavaScript”&gt;</text:p>
      <text:p text:style-name="P4">&lt;/head&gt;</text:p>
      <text:p text:style-name="P4"><text:span text:style-name="T7">Q</text:span>7. Explain box-model.</text:p>
      <text:p text:style-name="P1"/>
      <text:p text:style-name="P1">• All HTML elements can be considered as boxes. In CSS, this term is used when</text:p>
      <text:p text:style-name="P1">talking about design and layout.</text:p>
      <text:p text:style-name="P1">• It is essentially a box that wraps around every HTML element.</text:p>
      <text:p text:style-name="P1">• It consists of : margins, borders, padding and the content.</text:p>
      <text:p text:style-name="P1"/>
      <text:p text:style-name="P1"><text:span text:style-name="T5">Q</text:span>8. What are the different types of CSS Selectors?</text:p>
      <text:p text:style-name="P1"/>
      <text:p text:style-name="P1">• CSS selectors are used to select the content you want to style. They are part of</text:p>
      <text:p text:style-name="P1">CSS rule set.</text:p>
      <text:p text:style-name="P1">• There are several types of selectors in CSS :</text:p>
      <text:p text:style-name="P1"/>
      <text:p text:style-name="P4">8.1</text:p>
      <text:p text:style-name="P4"><text:s/>CSS Element Selector:</text:p>
      <text:p text:style-name="P1">&lt;head&gt;</text:p>
      <text:p text:style-name="P1">&lt;style&gt;</text:p>
      <text:p text:style-name="P1">p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p&gt;Hello&lt;/p&gt;</text:p>
      <text:p text:style-name="P1">&lt;/body&gt;</text:p>
      <text:p text:style-name="P1"/>
      <text:p text:style-name="P4">8.2</text:p>
      <text:p text:style-name="P4"><text:s/>CSS id Selector</text:p>
      <text:p text:style-name="P1">&lt;head&gt;</text:p>
      <text:p text:style-name="P1">&lt;style&gt;</text:p>
      <text:p text:style-name="P1">#key 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<text:soft-page-break/>&lt;p id=“key”&gt;Hello&lt;/p&gt;</text:p>
      <text:p text:style-name="P2">&lt;/body&gt;</text:p>
      <text:p text:style-name="P2"/>
      <text:p text:style-name="P4">8.3</text:p>
      <text:p text:style-name="P4"><text:s/>CSS class selector</text:p>
      <text:p text:style-name="P1">&lt;head&gt;</text:p>
      <text:p text:style-name="P1">&lt;style&gt;</text:p>
      <text:p text:style-name="P1">.key 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p class=“key”&gt;Hello&lt;/p&gt;</text:p>
      <text:p text:style-name="P1">&lt;/body&gt;</text:p>
      <text:p text:style-name="P1"/>
      <text:p text:style-name="P1"/>
      <text:p text:style-name="P4">8.4</text:p>
      <text:p text:style-name="P4"><text:s/>CSS Universal selector</text:p>
      <text:p text:style-name="P1">&lt;head&gt;</text:p>
      <text:p text:style-name="P1">&lt;style&gt;</text:p>
      <text:p text:style-name="P1">* 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h1&gt;Big Hello&lt;/h1&gt;</text:p>
      <text:p text:style-name="P1">&lt;p&gt;Hello&lt;/p&gt;</text:p>
      <text:p text:style-name="P1">&lt;/body&gt;</text:p>
      <text:p text:style-name="P1"/>
      <text:p text:style-name="P4">8.5</text:p>
      <text:p text:style-name="P4"><text:s/>CSS group selector</text:p>
      <text:p text:style-name="P1">&lt;head&gt;</text:p>
      <text:p text:style-name="P1">&lt;style&gt;</text:p>
      <text:p text:style-name="P1">h1, p {</text:p>
      <text:p text:style-name="P1">color : red;</text:p>
      <text:p text:style-name="P1">}</text:p>
      <text:p text:style-name="P1">&lt;/syle&gt;</text:p>
      <text:p text:style-name="P1">&lt;/head&gt;</text:p>
      <text:p text:style-name="P1">&lt;body&gt;</text:p>
      <text:p text:style-name="P1">&lt;h1&gt;Big Hello&lt;/h1&gt;</text:p>
      <text:p text:style-name="P1"><text:soft-page-break/>&lt;p&gt;Hello&lt;/p&gt;</text:p>
      <text:p text:style-name="P1">&lt;h2&gt;Bye&lt;/h2&gt;</text:p>
      <text:p text:style-name="P2">&lt;/body&gt;</text:p>
      <text:p text:style-name="P2"/>
      <text:p text:style-name="P2"><text:span text:style-name="T5">Q</text:span>9. Define Doctype</text:p>
      <text:p text:style-name="P2"/>
      <text:p text:style-name="P1">• The &lt;!DOCTYPE&gt; declaration must be the very first thing in your HTML</text:p>
      <text:p text:style-name="P1">document, before the &lt;html&gt; tag.</text:p>
      <text:p text:style-name="P1">• The &lt;!DOCTYPE&gt; declaration is not an HTML tag; it is an instruction to the web</text:p>
      <text:p text:style-name="P1">browser about what version of HTML the page is written in.</text:p>
      <text:p text:style-name="P1">• In HTML 4.01, the &lt;!DOCTYPE&gt; declaration refers to a DTD, because HTML</text:p>
      <text:p text:style-name="P1">4.01 was based on SGML. The DTD specifies the rules for the markup language,</text:p>
      <text:p text:style-name="P1">so that the browsers render the content correctly.</text:p>
      <text:p text:style-name="P1">• HTML5 is not based on SGML, and therefore does not require a reference to a</text:p>
      <text:p text:style-name="P1">DTD.</text:p>
      <text:p text:style-name="P1"/>
      <text:p text:style-name="P1"/>
      <text:p text:style-name="P1"/>
      <text:p text:style-name="P1"><text:span text:style-name="T5">Q</text:span>10. Explain 5 HTML5 semantic tags</text:p>
      <text:p text:style-name="P1"/>
      <text:p text:style-name="P1">10.1 &lt;section&gt; (Section)</text:p>
      <text:p text:style-name="P1">A section is thematic grouping of content, typically with a heading.</text:p>
      <text:p text:style-name="P1">10.2 &lt;article&gt; (Article)</text:p>
      <text:p text:style-name="P1">This element specifies independent, self-contained content. An article should make</text:p>
      <text:p text:style-name="P1">sense on its own, and it should be possible to read it independently from the rest of</text:p>
      <text:p text:style-name="P1">the web site</text:p>
      <text:p text:style-name="P1">10.3 &lt;header&gt; (Article)</text:p>
      <text:p text:style-name="P1">It should be used as a container for introductory content at the top generally.</text:p>
      <text:p text:style-name="P1">10.4 &lt;footer&gt; (Footer)</text:p>
      <text:p text:style-name="P1">It should contain information about it’s containing element. A footer typically</text:p>
      <text:p text:style-name="P1">contains the author of the document, copyright information, links to terms of use, etc.</text:p>
      <text:p text:style-name="P1">10.5 &lt;nav&gt; (Navigation)</text:p>
      <text:p text:style-name="P1">This tag defines a set of navigation links.</text:p>
      <text:p text:style-name="P1"/>
      <text:p text:style-name="P1"/>
      <text:p text:style-name="P1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5:29:40.273102747</meta:creation-date>
    <dc:date>2019-02-11T14:46:43.793558170</dc:date>
    <meta:editing-duration>PT40M1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9" meta:paragraph-count="252" meta:word-count="1376" meta:character-count="8886" meta:non-whitespace-character-count="7739"/>
  </office:meta>
</office:document-meta>
</file>